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Особенности развертывания бота на PythonAnywhere без Flask</text:span></text:h>
      <text:p text:style-name="Text_20_body">На PythonAnywhere есть несколько способов запустить Telegram-бота:</text:p>
      <text:list text:style-name="L1">
        <text:list-item>
          <text:p text:style-name="P3"><text:span text:style-name="Strong_20_Emphasis">Использование вебхуков с WSGI-приложением</text:span>: можно настроить WSGI-приложение без использования Flask или других веб-фреймворков.</text:p>
        </text:list-item>
        <text:list-item>
          <text:p text:style-name="P3"><text:span text:style-name="Strong_20_Emphasis">Использование режима опроса (polling)</text:span>: запуск бота как фонового задания.</text:p>
        </text:list-item>
      </text:list>
      <text:p text:style-name="Text_20_body"><text:span text:style-name="Strong_20_Emphasis">Важно</text:span>: на бесплатном аккаунте PythonAnywhere есть ограничения на исходящие соединения, что может помешать работе вашего бота, особенно если он должен подключаться к внешним API (например, Ryanair API). В таком случае может потребоваться платный аккаунт.</text:p>
      <text:p text:style-name="Horizontal_20_Line"/>
      <text:h text:style-name="Heading_20_3" text:outline-level="3"><text:span text:style-name="Strong_20_Emphasis">Шаги для развертывания бота без Flask на PythonAnywhere</text:span></text:h>
      <text:h text:style-name="Heading_20_4" text:outline-level="4"><text:span text:style-name="Strong_20_Emphasis">1. Регистрация и вход на PythonAnywhere</text:span></text:h>
      <text:list text:style-name="L2">
        <text:list-item>
          <text:p text:style-name="P4">Зарегистрируйтесь на <text:a xlink:type="simple" xlink:href="https://www.pythonanywhere.com/" office:target-frame-name="_new" xlink:show="replace" text:style-name="Internet_20_link" text:visited-style-name="Visited_20_Internet_20_Link">PythonAnywhere</text:a> и войдите в свой аккаунт.</text:p>
        </text:list-item>
      </text:list>
      <text:h text:style-name="Heading_20_4" text:outline-level="4"><text:span text:style-name="Strong_20_Emphasis">2. Загрузка вашего кода на PythonAnywhere</text:span></text:h>
      <text:list text:style-name="L3">
        <text:list-item>
          <text:p text:style-name="P5"><text:span text:style-name="Strong_20_Emphasis">Вариант 1: Использование Git</text:span></text:p>
          <text:list>
            <text:list-item>
              <text:p text:style-name="P5">Если ваш код находится в репозитории Git (например, GitHub), откройте консоль Bash на PythonAnywhere и выполните:</text:p>
              <text:p text:style-name="P1">bash</text:p>
              <text:p text:style-name="P1">Копировать код</text:p>
              <text:p text:style-name="P2"><text:span text:style-name="Source_20_Text">git clone https://github.com/yourusername/yourrepository.git</text:span></text:p>
            </text:list-item>
          </text:list>
        </text:list-item>
        <text:list-item>
          <text:p text:style-name="P5"><text:span text:style-name="Strong_20_Emphasis">Вариант 2: Загрузка файлов вручную</text:span></text:p>
          <text:list>
            <text:list-item>
              <text:p text:style-name="P6">Перейдите в раздел <text:span text:style-name="Strong_20_Emphasis">Files</text:span> на PythonAnywhere.</text:p>
            </text:list-item>
            <text:list-item>
              <text:p text:style-name="P6">Создайте папку для вашего проекта, например, <text:span text:style-name="Source_20_Text">mytelegrambot</text:span>.</text:p>
            </text:list-item>
            <text:list-item>
              <text:p text:style-name="P5">Загрузите ваши файлы с помощью кнопки <text:span text:style-name="Strong_20_Emphasis">Upload</text:span>.</text:p>
            </text:list-item>
          </text:list>
        </text:list-item>
      </text:list>
      <text:h text:style-name="Heading_20_4" text:outline-level="4"><text:span text:style-name="Strong_20_Emphasis">3. Установка виртуального окружения</text:span></text:h>
      <text:list text:style-name="L4">
        <text:list-item>
          <text:p text:style-name="P7">Создайте виртуальное окружение:</text:p>
        </text:list-item>
      </text:list>
      <text:p text:style-name="Standard">mkvirtualenv myenv —python=/usr/bin/python3.10</text:p>
      <text:p text:style-name="Standard"/>
      <text:list text:style-name="L5">
        <text:list-item>
          <text:p text:style-name="P8">(Выберите версию Python, совместимую с вашим кодом)</text:p>
        </text:list-item>
      </text:list>
      <text:list text:style-name="L6">
        <text:list-item>
          <text:p text:style-name="P9">Активируйте виртуальное окружение:</text:p>
        </text:list-item>
      </text:list>
      <text:p text:style-name="Standard"/>
      <text:p text:style-name="Standard">workon myenv</text:p>
      <text:p text:style-name="Standard"/>
      <text:p text:style-name="Standard">Установите необходимые пакеты: </text:p>
      <text:p text:style-name="Standard"/>
      <text:p text:style-name="Standard">pip install python-telegram-bot[webhooks]</text:p>
      <text:p text:style-name="Standard">pip install ryanair-py</text:p>
      <text:p text:style-name="Standard"># Установите другие зависимости, если необходимо</text:p>
      <text:p text:style-name="Standard"/>
      <text:h text:style-name="Heading_20_4" text:outline-level="4"><text:soft-page-break/><text:span text:style-name="Strong_20_Emphasis">4. Настройка WSGI-приложения для обработки вебхуков</text:span></text:h>
      <text:list text:style-name="L7">
        <text:list-item>
          <text:p text:style-name="P10"><text:span text:style-name="Strong_20_Emphasis">Создайте WSGI-файл</text:span></text:p>
          <text:list>
            <text:list-item>
              <text:p text:style-name="P11">В разделе <text:span text:style-name="Strong_20_Emphasis">Web</text:span> на панели управления PythonAnywhere добавьте новое веб-приложение.</text:p>
            </text:list-item>
            <text:list-item>
              <text:p text:style-name="P11">Выберите <text:span text:style-name="Strong_20_Emphasis">Manual configuration</text:span> и версию Python, соответствующую вашему проекту.</text:p>
            </text:list-item>
            <text:list-item>
              <text:p text:style-name="P11">После создания приложения откройте файл WSGI по ссылке, указанной в разделе <text:span text:style-name="Strong_20_Emphasis">WSGI configuration file</text:span>.</text:p>
            </text:list-item>
          </text:list>
        </text:list-item>
        <text:list-item>
          <text:p text:style-name="P10"><text:span text:style-name="Strong_20_Emphasis">Настройте WSGI-файл</text:span></text:p>
          <text:list>
            <text:list-item>
              <text:p text:style-name="P10">Удалите всё содержимое по умолчанию.</text:p>
            </text:list-item>
            <text:list-item>
              <text:p text:style-name="P10">Добавьте следующий код:</text:p>
            </text:list-item>
          </text:list>
        </text:list-item>
      </text:list>
      <text:p text:style-name="Standard"/>
      <text:p text:style-name="Standard">import sys</text:p>
      <text:p text:style-name="Standard">import os</text:p>
      <text:p text:style-name="Standard">from telegram.ext import Application</text:p>
      <text:p text:style-name="Standard">import asyncio</text:p>
      <text:p text:style-name="Standard"/>
      <text:p text:style-name="Standard"># Путь к вашему проекту</text:p>
      <text:p text:style-name="Standard">project_home = '/home/yourusername/mytelegrambot'</text:p>
      <text:p text:style-name="Standard">if project_home not in sys.path:</text:p>
      <text:p text:style-name="Standard"><text:s text:c="4"/>sys.path = [project_home] + sys.path</text:p>
      <text:p text:style-name="Standard"/>
      <text:p text:style-name="Standard"># Импорт переменных окружения, если используете их</text:p>
      <text:p text:style-name="Standard"># from dotenv import load_dotenv</text:p>
      <text:p text:style-name="Standard"># load_dotenv(os.path.join(project_home, '.env'))</text:p>
      <text:p text:style-name="Standard"/>
      <text:p text:style-name="Standard"># Убедитесь, что вы используете правильное виртуальное окружение</text:p>
      <text:p text:style-name="Standard">activate_this = '/home/yourusername/.virtualenvs/myenv/bin/activate_this.py'</text:p>
      <text:p text:style-name="Standard">with open(activate_this) as file_:</text:p>
      <text:p text:style-name="Standard"><text:s text:c="4"/>exec(file_.read(), dict(__file__=activate_this))</text:p>
      <text:p text:style-name="Standard"/>
      <text:p text:style-name="Standard">from bot import application, setup_bot</text:p>
      <text:p text:style-name="Standard"/>
      <text:p text:style-name="Standard"># Настраиваем бота</text:p>
      <text:p text:style-name="Standard">setup_bot()</text:p>
      <text:p text:style-name="Standard"/>
      <text:p text:style-name="Standard"># Обёртка для запуска приложения в режиме вебхука</text:p>
      <text:p text:style-name="Standard">async def telegram_wsgi_app(environ, start_response):</text:p>
      <text:p text:style-name="Standard"><text:s text:c="4"/># Получаем данные запроса</text:p>
      <text:p text:style-name="Standard"><text:s text:c="4"/>try:</text:p>
      <text:p text:style-name="Standard"><text:s text:c="8"/>request_body_size = int(environ.get('CONTENT_LENGTH', 0))</text:p>
      <text:p text:style-name="Standard"><text:s text:c="4"/>except ValueError:</text:p>
      <text:p text:style-name="Standard"><text:s text:c="8"/>request_body_size = 0</text:p>
      <text:p text:style-name="Standard"/>
      <text:p text:style-name="Standard"><text:s text:c="4"/>request_body = environ['wsgi.input'].read(request_body_size)</text:p>
      <text:p text:style-name="Standard"><text:s text:c="4"/>update = request_body.decode('utf-8')</text:p>
      <text:p text:style-name="Standard"/>
      <text:p text:style-name="Standard"><text:s text:c="4"/># Обрабатываем обновление</text:p>
      <text:p text:style-name="Standard"><text:soft-page-break/><text:s text:c="4"/>await application.initialize()</text:p>
      <text:p text:style-name="Standard"><text:s text:c="4"/>await application.process_update(update)</text:p>
      <text:p text:style-name="Standard"><text:s text:c="4"/>await application.shutdown()</text:p>
      <text:p text:style-name="Standard"/>
      <text:p text:style-name="Standard"><text:s text:c="4"/># Возвращаем ответ Telegram</text:p>
      <text:p text:style-name="Standard"><text:s text:c="4"/>start_response('200 OK', [('Content-Type', 'text/plain')])</text:p>
      <text:p text:style-name="Standard"><text:s text:c="4"/>return [b'OK']</text:p>
      <text:p text:style-name="Standard"/>
      <text:p text:style-name="Standard"># Присваиваем наше приложение переменной application</text:p>
      <text:p text:style-name="Standard">application = telegram_wsgi_app</text:p>
      <text:p text:style-name="Standard"/>
      <text:list text:style-name="L8">
        <text:list-item>
          <text:p text:style-name="P12"><text:span text:style-name="Strong_20_Emphasis">Примечания:</text:span></text:p>
          <text:list>
            <text:list-item>
              <text:list>
                <text:list-item>
                  <text:p text:style-name="P13">Замените <text:span text:style-name="Source_20_Text">yourusername</text:span> на ваше имя пользователя на PythonAnywhere.</text:p>
                </text:list-item>
                <text:list-item>
                  <text:p text:style-name="P13">Путь к проекту и виртуальному окружению должен быть корректным.</text:p>
                </text:list-item>
                <text:list-item>
                  <text:p text:style-name="P12">Этот код предполагает, что вы используете <text:span text:style-name="Source_20_Text">application</text:span> из вашего <text:span text:style-name="Source_20_Text">bot.py</text:span> и функцию <text:span text:style-name="Source_20_Text">setup_bot()</text:span>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5. Настройка вебхука для вашего бота</text:span></text:h>
      <text:list text:style-name="L9">
        <text:list-item>
          <text:p text:style-name="P14">В вашем <text:span text:style-name="Source_20_Text">config.py</text:span> файле установите <text:span text:style-name="Source_20_Text">WEBHOOK_URL</text:span> на:</text:p>
        </text:list-item>
      </text:list>
      <text:p text:style-name="Standard"/>
      <text:p text:style-name="Standard">WEBHOOK_URL = '<text:a xlink:type="simple" xlink:href="https://yourusername.pythonanywhere.com/" text:style-name="Internet_20_link" text:visited-style-name="Visited_20_Internet_20_Link">https://yourusername.pythonanywhere.com/</text:a>'</text:p>
      <text:p text:style-name="Standard"/>
      <text:p text:style-name="Standard">Установите вебхук для вашего бота, выполнив запрос: </text:p>
      <text:p text:style-name="Standard"/>
      <text:list text:style-name="L10">
        <text:list-item>
          <text:p text:style-name="P15">Замените <text:span text:style-name="Source_20_Text">&lt;YOUR_TELEGRAM_TOKEN&gt;</text:span> на ваш токен и <text:span text:style-name="Source_20_Text">yourusername</text:span> на ваше имя пользователя.</text:p>
        </text:list-item>
      </text:list>
      <text:h text:style-name="Heading_20_4" text:outline-level="4"><text:span text:style-name="Strong_20_Emphasis">6. Перезагрузка веб-приложения</text:span></text:h>
      <text:list text:style-name="L11">
        <text:list-item>
          <text:p text:style-name="P16">После настройки WSGI-файла вернитесь в раздел <text:span text:style-name="Strong_20_Emphasis">Web</text:span> на панели управления и нажмите кнопку <text:span text:style-name="Strong_20_Emphasis">Reload</text:span> для перезагрузки приложения.</text:p>
        </text:list-item>
      </text:list>
      <text:h text:style-name="Heading_20_4" text:outline-level="4"><text:span text:style-name="Strong_20_Emphasis">7. Тестирование бота</text:span></text:h>
      <text:list text:style-name="L12">
        <text:list-item>
          <text:p text:style-name="P18">Откройте Telegram и отправьте команду <text:span text:style-name="Source_20_Text">/start</text:span> вашему боту.</text:p>
        </text:list-item>
        <text:list-item>
          <text:p text:style-name="P17">Убедитесь, что бот отвечает и работает корректно.</text:p>
        </text:list-item>
      </text:list>
      <text:p text:style-name="Horizontal_20_Line"/>
      <text:h text:style-name="Heading_20_3" text:outline-level="3"><text:span text:style-name="Strong_20_Emphasis">Важные замечания</text:span></text:h>
      <text:list text:style-name="L13">
        <text:list-item>
          <text:p text:style-name="P19"><text:span text:style-name="Strong_20_Emphasis">Ограничения бесплатного аккаунта PythonAnywhere:</text:span></text:p>
          <text:list>
            <text:list-item>
              <text:p text:style-name="P20">На бесплатном аккаунте есть ограничения на исходящие соединения. Если ваш бот обращается к внешним API (например, Ryanair API), он может не работать из-за этих ограничений.</text:p>
            </text:list-item>
            <text:list-item>
              <text:p text:style-name="P20">Для полноценной работы может потребоваться платный аккаунт.</text:p>
            </text:list-item>
          </text:list>
        </text:list-item>
        <text:list-item>
          <text:p text:style-name="P19"><text:span text:style-name="Strong_20_Emphasis">Асинхронность и WSGI:</text:span></text:p>
          <text:list>
            <text:list-item>
              <text:p text:style-name="P20"><text:soft-page-break/>WSGI-приложения являются синхронными по своей природе, а библиотека <text:span text:style-name="Source_20_Text">python-telegram-bot</text:span> версии 20+ использует асинхронный подход.</text:p>
            </text:list-item>
            <text:list-item>
              <text:p text:style-name="P20">Для корректной работы может потребоваться использовать ASGI-сервер, однако PythonAnywhere не поддерживает ASGI на данный момент.</text:p>
            </text:list-item>
            <text:list-item>
              <text:p text:style-name="P19">В этом случае можно использовать синхронные функции или рассмотреть возможность использования старой версии библиотеки <text:span text:style-name="Source_20_Text">python-telegram-bot</text:span> (например, версии 13.x), которая поддерживает синхронный код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1-22T01:04:49.023000000</dc:date>
    <meta:editing-duration>PT4M51S</meta:editing-duration>
    <meta:editing-cycles>1</meta:editing-cycles>
    <meta:document-statistic meta:table-count="0" meta:image-count="0" meta:object-count="0" meta:page-count="4" meta:paragraph-count="94" meta:word-count="599" meta:character-count="4862" meta:non-whitespace-character-count="4321"/>
  </office:meta>
</office:document-meta>
</file>